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C000001E7F05C36AB.png"/>
  <manifest:file-entry manifest:media-type="image/png" manifest:full-path="Pictures/10000000000001E4000001A3F2F8DD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51cm" svg:height="13.361cm" svg:x="0.365cm" svg:y="0.339cm">
          <draw:image xlink:href="Pictures/100000000000028C000001E7F05C36AB.png" xlink:type="simple" xlink:show="embed" xlink:actuate="onLoad">
            <text:p/>
          </draw:image>
        </draw:frame>
        <draw:frame draw:style-name="gr2" draw:text-style-name="P1" draw:layer="layout" svg:width="7.725cm" svg:height="6.64cm" svg:x="13.065cm" svg:y="0.339cm">
          <draw:image xlink:href="Pictures/10000000000001E4000001A3F2F8DD84.png" xlink:type="simple" xlink:show="embed" xlink:actuate="onLoad">
            <text:p/>
          </draw:image>
        </draw:frame>
        <draw:line draw:style-name="gr3" draw:text-style-name="P1" draw:layer="layout" svg:x1="13.065cm" svg:y1="0.339cm" svg:x2="13.065cm" svg:y2="7.324cm">
          <text:p/>
        </draw:line>
        <draw:line draw:style-name="gr3" draw:text-style-name="P1" draw:layer="layout" svg:x1="13.065cm" svg:y1="7.324cm" svg:x2="21cm" svg:y2="7.3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4.4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6-03T18:31:54</dc:date>
    <dc:creator>remco </dc:creator>
    <meta:document-statistic meta:object-count="4"/>
    <meta:generator>LibreOffice/3.3$Linux LibreOffice_project/330m19$Build-401</meta:generator>
  </office:meta>
</office:document-meta>
</file>